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larmingly quiet.</text:p>
          </table:table-cell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is feeling, it must be...</text:p>
          </table:table-cell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ere's no mistaking it...</text:p>
          </table:table-cell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 office:value-type="string">
            <text:p>It's a really strong Magic, and it's coming from
inside the castle...!</text:p>
          </table:table-cell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?</text:p>
          </table:table-cell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 office:value-type="string">
            <text:p>In that case, this could be a serious situation.
Let's go.</text:p>
          </table:table-cell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!! Look, that soldier over there!!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you okay...?</text:p>
          </table:table-cell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 office:value-type="string">
            <text:p>Soldier
“...Uhh...”</text:p>
          </table:table-cell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he's breathing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 office:value-type="string">
            <text:p>Soldier
“Th-They... inside the castle...”</text:p>
          </table:table-cell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 office:value-type="string">
            <text:p>Soldier
“...Ghk!”</text:p>
          </table:table-cell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? Who do you mean?!</text:p>
          </table:table-cell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 office:value-type="string">
            <text:p>Soldier
“A young woman... and a boy...”</text:p>
          </table:table-cell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y?!</text:p>
          </table:table-cell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 office:value-type="string">
            <text:p>Soldier
“The woman... called herself... Carat...”</text:p>
          </table:table-cell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!!!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 office:value-type="string">
            <text:p>Hey, is the Princess all right?!</text:p>
          </table:table-cell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I... I don't know... we couldn't even land a
single blow... *cough*!”</text:p>
          </table:table-cell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the rest of the soldiers, were they
all defeated too?</text:p>
          </table:table-cell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You... really can't read the air, can you... let
me rest, already... *hack*”</text:p>
          </table:table-cell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it's clear what's happened. Carat
and her underlings must have infiltrated the
castle.</text:p>
          </table:table-cell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</text:p>
          </table:table-cell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 office:value-type="string">
            <text:p>Their target must be the most important person
in the country. The Princess.</text:p>
          </table:table-cell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 office:value-type="string">
            <text:p>We need to help her, immediatel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right.</text:p>
          </table:table-cell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 office:value-type="string">
            <text:p>We haven't had our Seraphia magnified yet,
but this is an emergency...!</text:p>
          </table:table-cell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Soldier!</text:p>
          </table:table-cell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 office:value-type="string">
            <text:p>Soldier
“Y-You're welco— ghk!”</text:p>
          </table:table-cell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